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d3fea" officeooo:paragraph-rsid="000d3fea"/>
    </style:style>
    <style:style style:name="P2" style:family="paragraph" style:parent-style-name="Standard">
      <style:text-properties fo:color="#c9211e" loext:opacity="100%"/>
    </style:style>
    <style:style style:name="P3" style:family="paragraph" style:parent-style-name="Standard">
      <style:text-properties fo:color="#c9211e" loext:opacity="100%" officeooo:rsid="000d3fea" officeooo:paragraph-rsid="000d3fea"/>
    </style:style>
    <style:style style:name="P4" style:family="paragraph" style:parent-style-name="Standard">
      <style:text-properties fo:color="#c9211e" loext:opacity="100%" officeooo:rsid="000d3fea" officeooo:paragraph-rsid="000e999b"/>
    </style:style>
    <style:style style:name="P5" style:family="paragraph" style:parent-style-name="Standard">
      <style:text-properties fo:color="#c9211e" loext:opacity="100%" officeooo:rsid="000dfdbe" officeooo:paragraph-rsid="000dfdbe"/>
    </style:style>
    <style:style style:name="P6" style:family="paragraph" style:parent-style-name="Standard">
      <style:text-properties fo:color="#c9211e" loext:opacity="100%" officeooo:rsid="000e999b" officeooo:paragraph-rsid="000e999b"/>
    </style:style>
    <style:style style:name="P7" style:family="paragraph" style:parent-style-name="Standard">
      <style:text-properties style:use-window-font-color="true" loext:opacity="0%" officeooo:rsid="000e999b" officeooo:paragraph-rsid="000e999b"/>
    </style:style>
    <style:style style:name="P8" style:family="paragraph" style:parent-style-name="Standard">
      <style:text-properties style:use-window-font-color="true" loext:opacity="0%" officeooo:rsid="0010c6d7" officeooo:paragraph-rsid="0010c6d7"/>
    </style:style>
    <style:style style:name="P9" style:family="paragraph" style:parent-style-name="Standard">
      <style:text-properties style:use-window-font-color="true" loext:opacity="0%" officeooo:rsid="0014b73a" officeooo:paragraph-rsid="0014b73a"/>
    </style:style>
    <style:style style:name="P10" style:family="paragraph" style:parent-style-name="Standard">
      <style:text-properties style:use-window-font-color="true" loext:opacity="0%" officeooo:rsid="00166838" officeooo:paragraph-rsid="00166838"/>
    </style:style>
    <style:style style:name="T1" style:family="text">
      <style:text-properties fo:color="#c9211e" loext:opacity="100%"/>
    </style:style>
    <style:style style:name="T2" style:family="text">
      <style:text-properties officeooo:rsid="000f0739"/>
    </style:style>
    <style:style style:name="T3" style:family="text">
      <style:text-properties officeooo:rsid="0010c6d7"/>
    </style:style>
    <style:style style:name="T4" style:family="text">
      <style:text-properties officeooo:rsid="00136b41"/>
    </style:style>
    <style:style style:name="T5" style:family="text">
      <style:text-properties officeooo:rsid="0016683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piega in cosa differiscono le immagini in formato vettoriale da quelle in formato bitmap (detto anche Raster?</text:p>
      <text:p text:style-name="P1">Le immagini raster vengono salvate pixel a pixel, di conseguenza serve a risoluzione maggiore per </text:p>
      <text:p text:style-name="P1">avere una buona immagine.</text:p>
      <text:p text:style-name="P1">Le immagini in formato vettoriale si salvano il procedimento in memoria, quindi occupano meno spazio e non si deformano.</text:p>
      <text:p text:style-name="P4">Definisci la profondità di colore di un’immagine e fai un elenco di valori possibili per essa. </text:p>
      <text:p text:style-name="P7">La profondità di colore è la <text:span text:style-name="T4">quantità</text:span> dei colori disponibili, <text:s/><text:span text:style-name="T2">per esempio in quella di ieri che era 3px*3px, il valore è 72bit ossia 8byt</text:span><text:span text:style-name="T3">e</text:span></text:p>
      <text:p text:style-name="P3">Dai una definizione di “risoluzione” di una immagine: fai qualche esempio riferito a immagini da visualizzare sul monitor, da stampare su una stampante o da digitalizzare con uno scanner. </text:p>
      <text:p text:style-name="P8">E’ quanto è piccolo un singolo pixel , <text:span text:style-name="T4">ossia quanti pixel ci sono in un’ immagine , ad esempio 100*100 ha 10 mila <text:s/>pixel di risoluzione </text:span></text:p>
      <text:p text:style-name="P5">Quanti byte occupa un’immagine di 100x100 pixel a 256 colori? <text:s/></text:p>
      <text:p text:style-name="P8"><text:span text:style-name="T5">100*100*8=</text:span>80000 bit ossia 10KB</text:p>
      <text:p text:style-name="P7"><text:span text:style-name="T1">Un'immagine di 300x400 pixel occupa 15.000 byte. L'immagine è a colori oppure in bianco e nero?</text:span> </text:p>
      <text:p text:style-name="P9">2 colori,quindi bianco e nero, perché il numero di px è uguale al numero di bit.</text:p>
      <text:p text:style-name="P6">Hai ricevuto un messaggio di posta elettronica da un amico. Il messaggio contiene un testo di 300 caratteri scritto in ASCII esteso un'immagine di 120x150 pixel con 1024 colori. Quanti byte occupa il messaggio? <text:s/></text:p>
      <text:p text:style-name="P10">300 byte* 8= 2400 bit (testo) + 120*150*10 = <text:s text:c="3"/>sono 182400 bit ossia <text:s/>22800 byt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11-09T12:54:50.745000000</dc:date>
    <meta:editing-duration>PT34M46S</meta:editing-duration>
    <meta:editing-cycles>9</meta:editing-cycles>
    <meta:generator>LibreOffice/7.4.2.3$Windows_X86_64 LibreOffice_project/382eef1f22670f7f4118c8c2dd222ec7ad009daf</meta:generator>
    <meta:document-statistic meta:table-count="0" meta:image-count="0" meta:object-count="0" meta:page-count="1" meta:paragraph-count="14" meta:word-count="246" meta:character-count="1473" meta:non-whitespace-character-count="1226"/>
  </office:meta>
</office:document-meta>
</file>